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2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text-properties fo:background-color="#ffffff"/>
    </style:style>
    <style:style style:name="P9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0" style:family="paragraph">
      <style:text-properties fo:font-size="8pt" fo:font-style="normal" style:font-size-asian="8pt" style:font-style-asian="normal" style:font-size-complex="8pt" style:font-style-complex="normal"/>
    </style:style>
    <style:style style:name="P11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style:style style:name="T8" style:family="text">
      <style:text-properties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76cm" svg:height="0.573cm" svg:x="2.4cm" svg:y="3.7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3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3" draw:text-style-name="P2" draw:layer="layout" svg:width="3.173cm" svg:height="0.573cm" svg:x="2.927cm" svg:y="8.627cm">
          <draw:text-box>
            <text:p><text:span text:style-name="T1">Ini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6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7" draw:text-style-name="P1" draw:layer="layout" svg:width="0.2cm" svg:height="0.3cm" svg:x="11cm" svg:y="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7" draw:layer="layout" svg:width="3.317cm" svg:height="0.573cm" svg:x="11cm" svg:y="8.827cm">
          <draw:text-box>
            <text:p text:style-name="P6"><text:span text:style-name="T3">Tempo de propagação</text:span></text:p>
          </draw:text-box>
        </draw:frame>
        <draw:line draw:style-name="gr8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8" draw:text-style-name="P1" draw:layer="layout" svg:x1="10.84cm" svg:y1="11.203cm" svg:x2="11.14cm" svg:y2="11.203cm">
          <text:p/>
        </draw:line>
        <draw:line draw:style-name="gr8" draw:text-style-name="P1" draw:layer="layout" svg:x1="10.842cm" svg:y1="11.94cm" svg:x2="11.142cm" svg:y2="11.94cm">
          <text:p/>
        </draw:line>
        <draw:frame draw:style-name="gr9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8" draw:text-style-name="P1" draw:layer="layout" svg:x1="6.855cm" svg:y1="8.994cm" svg:x2="7.155cm" svg:y2="8.994cm">
          <text:p/>
        </draw:line>
        <draw:line draw:style-name="gr8" draw:text-style-name="P1" draw:layer="layout" svg:x1="6.855cm" svg:y1="7cm" svg:x2="7.155cm" svg:y2="7cm">
          <text:p/>
        </draw:line>
        <draw:line draw:style-name="gr8" draw:text-style-name="P1" draw:layer="layout" svg:x1="6.855cm" svg:y1="6cm" svg:x2="7.155cm" svg:y2="6cm">
          <text:p/>
        </draw:line>
        <draw:line draw:style-name="gr8" draw:text-style-name="P1" draw:layer="layout" svg:x1="6.846cm" svg:y1="4cm" svg:x2="7.146cm" svg:y2="4cm">
          <text:p/>
        </draw:line>
        <draw:frame draw:style-name="gr10" draw:text-style-name="P9" draw:layer="layout" svg:width="3.351cm" svg:height="0.573cm" svg:x="2.549cm" svg:y="4.7cm">
          <draw:text-box>
            <text:p text:style-name="P8"><text:span text:style-name="T8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0" draw:text-style-name="P9" draw:layer="layout" svg:width="3.351cm" svg:height="0.895cm" svg:x="3.1cm" svg:y="7.5cm">
          <draw:text-box>
            <text:p text:style-name="P8"><text:span text:style-name="T8">Troca de contexto,</text:span><text:span text:style-name="T8"><text:line-break/></text:span><text:span text:style-name="T8">Acesso ao meio</text:span></text:p>
          </draw:text-box>
        </draw:frame>
        <draw:custom-shape draw:style-name="gr11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7" draw:layer="layout" svg:width="3.36cm" svg:height="0.573cm" svg:x="3.4cm" svg:y="9.2cm">
          <draw:text-box>
            <text:p text:style-name="P6"><text:span text:style-name="T3">Tempo de transmissão</text:span></text:p>
          </draw:text-box>
        </draw:frame>
        <draw:line draw:style-name="gr12" draw:text-style-name="P1" draw:layer="layout" svg:x1="11.4cm" svg:y1="11.187cm" svg:x2="12cm" svg:y2="11.187cm">
          <text:p text:style-name="P3"><text:s/></text:p>
        </draw:line>
        <draw:line draw:style-name="gr12" draw:text-style-name="P1" draw:layer="layout" svg:x1="6.6cm" svg:y1="9cm" svg:x2="6cm" svg:y2="9cm">
          <text:p text:style-name="P3"><text:s/></text:p>
        </draw:line>
        <draw:line draw:style-name="gr12" draw:text-style-name="P1" draw:layer="layout" svg:x1="6.6cm" svg:y1="7cm" svg:x2="6cm" svg:y2="7cm">
          <text:p text:style-name="P3"><text:s/></text:p>
        </draw:line>
        <draw:line draw:style-name="gr12" draw:text-style-name="P1" draw:layer="layout" svg:x1="6.6cm" svg:y1="6cm" svg:x2="5.9cm" svg:y2="6cm">
          <text:p text:style-name="P3"><text:s/></text:p>
        </draw:line>
        <draw:line draw:style-name="gr12" draw:text-style-name="P1" draw:layer="layout" svg:x1="6.6cm" svg:y1="4cm" svg:x2="6cm" svg:y2="4cm">
          <text:p text:style-name="P3"><text:s/></text:p>
        </draw:line>
        <draw:line draw:style-name="gr12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3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 text:style-name="P10"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76cm" svg:height="0.573cm" svg:x="3.4cm" svg:y="3.669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3" draw:text-style-name="P2" draw:layer="layout" svg:width="3.173cm" svg:height="0.981cm" svg:x="4.008cm" svg:y="9.497cm">
          <draw:text-box>
            <text:p><text:span text:style-name="T1">Ini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6" draw:text-style-name="P5" draw:layer="layout" svg:width="4.01cm" svg:height="0.905cm" draw:transform="skewX (-0.0727802298081635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7" draw:text-style-name="P1" draw:layer="layout" svg:width="0.2cm" svg:height="0.3cm" svg:x="12cm" svg:y="9.96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7" draw:layer="layout" svg:width="3.317cm" svg:height="0.573cm" svg:x="12cm" svg:y="9.796cm">
          <draw:text-box>
            <text:p text:style-name="P6"><text:span text:style-name="T3">Tempo de propagação</text:span></text:p>
          </draw:text-box>
        </draw:frame>
        <draw:line draw:style-name="gr8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8" draw:text-style-name="P1" draw:layer="layout" svg:x1="11.84cm" svg:y1="11.695cm" svg:x2="12.14cm" svg:y2="11.695cm">
          <text:p/>
        </draw:line>
        <draw:line draw:style-name="gr8" draw:text-style-name="P1" draw:layer="layout" svg:x1="11.842cm" svg:y1="12.909cm" svg:x2="12.142cm" svg:y2="12.909cm">
          <text:p/>
        </draw:line>
        <draw:frame draw:style-name="gr9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8" draw:text-style-name="P1" draw:layer="layout" svg:x1="7.855cm" svg:y1="9.963cm" svg:x2="8.155cm" svg:y2="9.963cm">
          <text:p/>
        </draw:line>
        <draw:line draw:style-name="gr8" draw:text-style-name="P1" draw:layer="layout" svg:x1="7.855cm" svg:y1="6.969cm" svg:x2="8.155cm" svg:y2="6.969cm">
          <text:p/>
        </draw:line>
        <draw:line draw:style-name="gr8" draw:text-style-name="P1" draw:layer="layout" svg:x1="7.846cm" svg:y1="3.969cm" svg:x2="8.146cm" svg:y2="3.969cm">
          <text:p/>
        </draw:line>
        <draw:frame draw:style-name="gr10" draw:text-style-name="P9" draw:layer="layout" svg:width="3.351cm" svg:height="0.573cm" svg:x="3.549cm" svg:y="5.192cm">
          <draw:text-box>
            <text:p text:style-name="P8"><text:span text:style-name="T8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0" draw:text-style-name="P9" draw:layer="layout" svg:width="3.351cm" svg:height="0.895cm" svg:x="4.1cm" svg:y="7.928cm">
          <draw:text-box>
            <text:p text:style-name="P8"><text:span text:style-name="T8">Troca de contexto,</text:span><text:span text:style-name="T8"><text:line-break/></text:span><text:span text:style-name="T8">Acesso ao meio</text:span></text:p>
          </draw:text-box>
        </draw:frame>
        <draw:custom-shape draw:style-name="gr11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7" draw:layer="layout" svg:width="3.36cm" svg:height="0.573cm" svg:x="4.664cm" svg:y="10.3cm">
          <draw:text-box>
            <text:p text:style-name="P6"><text:span text:style-name="T3">Tempo de transmissão</text:span></text:p>
          </draw:text-box>
        </draw:frame>
        <draw:line draw:style-name="gr12" draw:text-style-name="P1" draw:layer="layout" svg:x1="12.4cm" svg:y1="11.679cm" svg:x2="13cm" svg:y2="11.679cm">
          <text:p text:style-name="P3"><text:s/></text:p>
        </draw:line>
        <draw:line draw:style-name="gr12" draw:text-style-name="P1" draw:layer="layout" svg:x1="7.6cm" svg:y1="9.969cm" svg:x2="7cm" svg:y2="9.969cm">
          <text:p text:style-name="P3"><text:s/></text:p>
        </draw:line>
        <draw:line draw:style-name="gr12" draw:text-style-name="P1" draw:layer="layout" svg:x1="7.6cm" svg:y1="6.969cm" svg:x2="7cm" svg:y2="6.969cm">
          <text:p text:style-name="P3"><text:s/></text:p>
        </draw:line>
        <draw:line draw:style-name="gr12" draw:text-style-name="P1" draw:layer="layout" svg:x1="7.6cm" svg:y1="3.969cm" svg:x2="7cm" svg:y2="3.969cm">
          <text:p text:style-name="P3"><text:s/></text:p>
        </draw:line>
        <draw:line draw:style-name="gr12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3" draw:text-style-name="P11" draw:layer="layout" svg:width="4.279cm" svg:height="0.659cm" svg:x="12.764cm" svg:y="12.6cm">
          <draw:text-box>
            <text:p text:style-name="P10"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4.2$Linux_X86_64 LibreOffice_project/00m0$Build-2</meta:generator>
    <dc:date>2016-02-11T20:49:13.859207065</dc:date>
    <meta:editing-duration>PT34M56S</meta:editing-duration>
    <meta:editing-cycles>8</meta:editing-cycles>
    <meta:document-statistic meta:object-count="73"/>
  </office:meta>
</office:document-meta>
</file>